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5a563" officeooo:paragraph-rsid="0015a563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69c56" officeooo:paragraph-rsid="00169c5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69c56" officeooo:paragraph-rsid="001b7b5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84e25" officeooo:paragraph-rsid="00184e2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84e25" officeooo:paragraph-rsid="001a924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4e25" officeooo:paragraph-rsid="001db32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4e25" officeooo:paragraph-rsid="0026516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850c9" officeooo:paragraph-rsid="001850c9" style:font-size-asian="14pt" style:font-size-complex="14pt"/>
    </style:style>
    <style:style style:name="P9" style:family="paragraph" style:parent-style-name="Standard">
      <style:paragraph-properties fo:line-height="200%"/>
      <style:text-properties style:font-name="Ubuntu" fo:font-size="14pt" officeooo:rsid="001850c9" officeooo:paragraph-rsid="001850c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91d6f" officeooo:paragraph-rsid="00191d6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aa670" officeooo:paragraph-rsid="001b7b5e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b7b5e" officeooo:paragraph-rsid="001b7b5e" style:font-size-asian="14pt" style:font-size-complex="14pt"/>
    </style:style>
    <style:style style:name="P13" style:family="paragraph" style:parent-style-name="Standard">
      <style:paragraph-properties fo:line-height="200%"/>
      <style:text-properties style:font-name="Ubuntu" fo:font-size="14pt" officeooo:rsid="001b7b5e" officeooo:paragraph-rsid="001b7b5e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db32e" officeooo:paragraph-rsid="001db32e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491b8" officeooo:paragraph-rsid="002491b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5236c" officeooo:paragraph-rsid="0025236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2e27" officeooo:paragraph-rsid="00262e2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6516a" officeooo:paragraph-rsid="0026516a" style:font-size-asian="14pt" style:font-size-complex="14pt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1" style:family="paragraph" style:parent-style-name="Heading_20_3">
      <style:paragraph-properties fo:line-height="150%"/>
      <style:text-properties style:font-name="Ubuntu"/>
    </style:style>
    <style:style style:name="P22" style:family="paragraph" style:parent-style-name="Standard">
      <style:paragraph-properties fo:line-height="150%"/>
      <style:text-properties style:font-name="Ubuntu" fo:font-size="14pt" officeooo:rsid="00177f91" officeooo:paragraph-rsid="00177f9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69c56" officeooo:paragraph-rsid="001b7b5e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aa670" officeooo:paragraph-rsid="001b7b5e" style:font-size-asian="14pt" style:font-size-complex="14pt"/>
    </style:style>
    <style:style style:name="T1" style:family="text">
      <style:text-properties officeooo:rsid="00184e25"/>
    </style:style>
    <style:style style:name="T2" style:family="text">
      <style:text-properties officeooo:rsid="001850c9"/>
    </style:style>
    <style:style style:name="T3" style:family="text">
      <style:text-properties officeooo:rsid="001aa670"/>
    </style:style>
    <style:style style:name="T4" style:family="text">
      <style:text-properties officeooo:rsid="001b7b5e"/>
    </style:style>
    <style:style style:name="T5" style:family="text">
      <style:text-properties officeooo:rsid="0021192b"/>
    </style:style>
    <style:style style:name="T6" style:family="text">
      <style:text-properties officeooo:rsid="00219ebc"/>
    </style:style>
    <style:style style:name="T7" style:family="text">
      <style:text-properties officeooo:rsid="0026516a"/>
    </style:style>
    <style:style style:name="T8" style:family="text">
      <style:text-properties officeooo:rsid="0028777c"/>
    </style:style>
    <style:style style:name="T9" style:family="text">
      <style:text-properties officeooo:rsid="00296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Repetições</text:h>
      <text:p text:style-name="P22">Repetições são codigos que fazem loops caso o teste de expressão de verdadeiro, ou seja, o codigo de repetição vai começar testando uma expressão que terá duas possibilidades, verdadeiro ou falso. Se der verdadeiro: um bloco vai executar e depois vai voltar pro começo pra fazer outro teste, se der verdadeiro de novo ele faz a mesma coisa, enquanto o resultado for verdadeiro o loop vai continuar, quando der falso: a repetição será quebrada e o fluxo natural do codigo será seguida.</text:p>
      <text:p text:style-name="P22">_____________________________________________________________________</text:p>
      <text:h text:style-name="P20" text:outline-level="2">Comandos de Repetições</text:h>
      <text:p text:style-name="P4">Os comandos de repetições são palavras chaves que irão tornar possível a repetição de um codigo, fazer algo se repetir diversas vezes até alguma condição ser cumprida.</text:p>
      <text:p text:style-name="P4">________________________</text:p>
      <text:h text:style-name="P21" text:outline-level="3">Whil<text:span text:style-name="T1">e - </text:span><text:span text:style-name="T2">enquan</text:span><text:span text:style-name="T5">t</text:span><text:span text:style-name="T2">o</text:span></text:h>
      <text:p text:style-name="P8">While(condição) - enquanto essa condição for verdadeira…</text:p>
      <text:p text:style-name="P8">While(condição) {</text:p>
      <text:p text:style-name="P9">} - enquanto a condição for verdadeira… <text:s/>o bloco será executado</text:p>
      <text:p text:style-name="P10">O comando while é feito para executar tarefas repetitivas, fazendo o codigo ficar menor e mais eficiente.</text:p>
      <text:p text:style-name="P5">________________________</text:p>
      <text:h text:style-name="Heading_20_3" text:outline-level="3">do while - <text:span text:style-name="T4">faça… enquanto</text:span></text:h>
      <text:p text:style-name="P12">do {</text:p>
      <text:p text:style-name="P13">} while(condição) - Faça… enquanto a condição for verdadeira</text:p>
      <text:p text:style-name="P14">Apesar do while ser classificado como estrutura de <text:span text:style-name="T3">repetição com teste logico no inicio </text:span><text:span text:style-name="T4">ele tambem pode fazer ao contrario, primeiro executar o </text:span><text:soft-page-break/><text:span text:style-name="T4">codigo e depois fazer o teste logico, se for verdadeiro ele repete. </text:span>Isso que o do while faz</text:p>
      <text:p text:style-name="P6">________________________</text:p>
      <text:h text:style-name="Heading_20_3" text:outline-level="3">for - <text:span text:style-name="T7">para</text:span></text:h>
      <text:p text:style-name="P15"><text:span text:style-name="T9">f</text:span>or(inicio;teste;incremento) {</text:p>
      <text:p text:style-name="P15">}</text:p>
      <text:p text:style-name="P17">Ex:<text:line-break/>for(var c = 1;c &lt;= 10;c++) {</text:p>
      <text:p text:style-name="P17">}</text:p>
      <text:p text:style-name="P16">O for é uma estrutura de repetição com variavel de controle, ele vai fazer três coisas, inicialização, teste logico e incremento, <text:span text:style-name="T6">na primeira passagem ele faz </text:span>a <text:span text:style-name="T6">inicialização e </text:span>o <text:span text:style-name="T6">teste logico, </text:span>se o teste logico for verdadeiro vai executar o bloco e voltar pro começo, ele vai fazer o incremento enquanto o loop estiver acontecendo (indo pro começo), caso seja mais uma vez verdadeiro ele repete a ação, quando o teste logico der falso ele vai voltar pro fluxo normal do codigo.</text:p>
      <text:p text:style-name="P7">________________________</text:p>
      <text:p text:style-name="P18">Para codigo<text:span text:style-name="T8">s</text:span> em que o limite é conhecido a melhor opção é o for, para codigos em que o limite é desconhecido o melhor é o while ou do while</text:p>
      <text:p text:style-name="P11">_____________________________________________________________________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6:13:15.108060605</meta:creation-date>
    <dc:date>2022-09-13T07:13:20.226253627</dc:date>
    <meta:editing-duration>PT6H34M50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3" meta:paragraph-count="26" meta:word-count="344" meta:character-count="2188" meta:non-whitespace-character-count="1869"/>
  </office:meta>
</office:document-meta>
</file>